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6ab8" officeooo:paragraph-rsid="002042c4"/>
    </style:style>
    <style:style style:name="P2" style:family="paragraph" style:parent-style-name="Standard">
      <style:text-properties fo:color="#000000" style:font-name="Arial" fo:font-size="11pt" officeooo:rsid="002111f4" officeooo:paragraph-rsid="002111f4" style:font-size-asian="11pt" style:font-size-complex="11pt"/>
    </style:style>
    <style:style style:name="P3" style:family="paragraph" style:parent-style-name="Standard">
      <style:text-properties style:font-name="Arial" fo:font-size="11pt" officeooo:rsid="001f6ab8" officeooo:paragraph-rsid="001f6ab8" style:font-size-asian="11pt" style:font-size-complex="11pt"/>
    </style:style>
    <style:style style:name="P4" style:family="paragraph" style:parent-style-name="Standard">
      <style:text-properties style:font-name="Arial" fo:font-size="11pt" officeooo:rsid="001f6ab8" officeooo:paragraph-rsid="0022b98b" style:font-size-asian="11pt" style:font-size-complex="11pt"/>
    </style:style>
    <style:style style:name="P5" style:family="paragraph" style:parent-style-name="Standard">
      <style:text-properties style:font-name="Arial" fo:font-size="11pt" officeooo:rsid="001f6ab8" officeooo:paragraph-rsid="002042c4" style:font-size-asian="11pt" style:font-size-complex="11pt"/>
    </style:style>
    <style:style style:name="P6" style:family="paragraph" style:parent-style-name="Standard">
      <style:text-properties style:font-name="Arial" fo:font-size="11pt" officeooo:rsid="002111f4" officeooo:paragraph-rsid="002111f4" style:font-size-asian="11pt" style:font-size-complex="11pt"/>
    </style:style>
    <style:style style:name="P7" style:family="paragraph" style:parent-style-name="Standard">
      <style:text-properties style:font-name="Arial" fo:font-size="11pt" officeooo:rsid="0026e0d0" officeooo:paragraph-rsid="0026e0d0" style:font-size-asian="11pt" style:font-size-complex="11pt"/>
    </style:style>
    <style:style style:name="T1" style:family="text">
      <style:text-properties officeooo:rsid="00201437"/>
    </style:style>
    <style:style style:name="T2" style:family="text">
      <style:text-properties officeooo:rsid="002042c4"/>
    </style:style>
    <style:style style:name="T3" style:family="text">
      <style:text-properties officeooo:rsid="002111f4"/>
    </style:style>
    <style:style style:name="T4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a9b7c6" style:font-name="JetBrains Mono" fo:font-size="10pt" fo:font-style="normal" fo:font-weight="normal" officeooo:rsid="0026e0d0" style:font-size-asian="10pt" style:font-style-asian="normal" style:font-weight-asian="normal"/>
    </style:style>
    <style:style style:name="T6" style:family="text">
      <style:text-properties fo:color="#a9b7c6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fo:font-style="normal" fo:font-weight="normal" style:font-style-asian="normal" style:font-weight-asian="normal"/>
    </style:style>
    <style:style style:name="T8" style:family="text">
      <style:text-properties officeooo:rsid="0022b98b"/>
    </style:style>
    <style:style style:name="T9" style:family="text">
      <style:text-properties officeooo:rsid="00255d1a"/>
    </style:style>
    <style:style style:name="T10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style:font-name="JetBrains Mono" fo:font-size="10pt" fo:font-style="normal" fo:font-weight="normal" officeooo:rsid="0026e0d0" style:font-size-asian="10pt" style:font-style-asian="normal" style:font-weight-asian="normal"/>
    </style:style>
    <style:style style:name="T12" style:family="text">
      <style:text-properties fo:font-size="10pt" fo:font-style="normal" fo:font-weight="normal" style:font-size-asian="10pt" style:font-style-asian="normal" style:font-weight-asian="normal"/>
    </style:style>
    <style:style style:name="T13" style:family="text">
      <style:text-properties fo:font-size="10pt" fo:font-style="normal" fo:font-weight="normal" officeooo:rsid="0026e0d0" style:font-size-asian="10pt" style:font-style-asian="normal" style:font-weight-asian="normal"/>
    </style:style>
    <style:style style:name="T14" style:family="text">
      <style:text-properties style:font-name="Arial"/>
    </style:style>
    <style:style style:name="T15" style:family="text">
      <style:text-properties style:font-name="Arial" fo:font-size="9pt" style:font-size-asian="9pt" style:font-size-complex="9pt"/>
    </style:style>
    <style:style style:name="T16" style:family="text">
      <style:text-properties style:font-name="Arial" fo:font-size="11pt" style:font-size-asian="11pt" style:font-size-complex="11pt"/>
    </style:style>
    <style:style style:name="T17" style:family="text">
      <style:text-properties fo:font-style="normal" fo:font-weight="normal" style:font-style-asian="normal" style:font-weight-asian="normal"/>
    </style:style>
    <style:style style:name="T18" style:family="text">
      <style:text-properties fo:font-style="normal" fo:font-weight="normal" officeooo:rsid="0026e0d0" style:font-style-asian="normal" style:font-weight-asian="normal"/>
    </style:style>
    <style:style style:name="T19" style:family="text">
      <style:text-properties fo:font-style="normal" fo:font-weight="normal" officeooo:rsid="00294009" style:font-style-asian="normal" style:font-weight-asian="normal"/>
    </style:style>
    <style:style style:name="T20" style:family="text">
      <style:text-properties fo:font-style="normal" fo:font-weight="normal" officeooo:rsid="002ccb44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__DdeLink__15_4202504751"/><text:bookmark-start text:name="__DdeLink__18_4202504751"/>Небольшой отчетец по проделанной работе:</text:p>
      <text:p text:style-name="P3">- Пилот с многопоточкой <text:span text:style-name="T1">по регистрации аккаунтов </text:span>запущен 24h на серваке, где я тестил новый бэкенд для ватсаппа, там же и новая база под этот проект размещена ( jdbc:postgresql://193.178.170.145:5432/insta_reg_dev), 17 таблиц в БД <text:span text:style-name="T2">(insta_admin:$insta$m0n1t0ringpwd)</text:span></text:p>
      <text:p text:style-name="P3">- <text:span text:style-name="T1">приложение </text:span>реализован<text:span text:style-name="T1">о</text:span> как системный сервис под линуксом, можно запускать\останавливать <text:span text:style-name="T8">удаленно </text:span>через systemctl start/stop insta-reg</text:p>
      <text:p text:style-name="P3">- <text:span text:style-name="T1">тестировалось одновременно с 7 доступными на тот момент проксями от астропрокси, загрузки системы никакой не наблюдалось, максимальная нагрузка проца – 2-3%, использовано памяти не более 2Гб под джаву и само приложение и постгрес. Каждая прокся юзается циклично, со сменой адресов</text:span></text:p>
      <text:p text:style-name="P4">- <text:span text:style-name="T1">постгрес сам не нагружается вообще, т.к. сброс в бд идет после того как выполнено 18 последовательных действий над инста-аккаунтом;</text:span></text:p>
      <text:p text:style-name="P4"><text:s text:c="8"/>3: updateIp</text:p>
      <text:p text:style-name="P4"><text:s text:c="8"/>5: validateEmail</text:p>
      <text:p text:style-name="P4"><text:s text:c="8"/>#10: initHttpClient</text:p>
      <text:p text:style-name="P4"><text:s text:c="8"/>15: getMid</text:p>
      <text:p text:style-name="P4"><text:s text:c="8"/>20: generateCsrfToken</text:p>
      <text:p text:style-name="P4"><text:s text:c="8"/>25: loadMainPage</text:p>
      <text:p text:style-name="P4"><text:s text:c="8"/>30: bathFetch</text:p>
      <text:p text:style-name="P4"><text:s text:c="8"/>35: emailSignUp</text:p>
      <text:p text:style-name="P4"><text:s text:c="8"/>40: attempt1</text:p>
      <text:p text:style-name="P4"><text:s text:c="8"/>45: attempt2</text:p>
      <text:p text:style-name="P4"><text:s text:c="8"/>50: attempt3</text:p>
      <text:p text:style-name="P4"><text:s text:c="8"/>55: checkAgeEligibility</text:p>
      <text:p text:style-name="P4"><text:s text:c="8"/>60: attempt4</text:p>
      <text:p text:style-name="P4"><text:s text:c="8"/>65: sendVerifyEmailOption</text:p>
      <text:p text:style-name="P4"><text:s text:c="8"/>70: sendVerifyEmail</text:p>
      <text:p text:style-name="P4"><text:s text:c="8"/>75: readMail</text:p>
      <text:p text:style-name="P4"><text:s text:c="8"/>80: checkConfirmationCodeOption</text:p>
      <text:p text:style-name="P4"><text:s text:c="8"/>85: checkConfirmationCode</text:p>
      <text:p text:style-name="P4"><text:s text:c="8"/>90: webCreate</text:p>
      <text:p text:style-name="P4"/>
      <text:p text:style-name="P4"><text:span text:style-name="T1"><text:s/>одновременно обрабатывалось не более 7 потоков (по числу доступных проксей, одна-прокси-на один аккаунт одномоментно), потоки между собой не конкурируют не пересекаются, дедлоков и ошибок конкурентного доступа нет. Потоки пересекаются между собой, когда идет сброс в бд, конкурентный доступ регулируется через директиву synchronized, конфликтов нет, работает без ошибок</text:span></text:p>
      <text:p text:style-name="P5">- <text:span text:style-name="T2">приложение работает без ошибок, всякие ошибки связи, отваливающиеся сторонние сервисы не вызывают падение сервиска, ошибки все логируюся через log4j2, также результат каждого выполненного шага над созданием инста-аккаунта записываются в бд, в т.ч. и исключения если были. По каждому созданному или забракованному акку можно посмотреть историю действий, по каждому этапу. Если сервис с гугл-аккаунтами снова поднимается или реанимируется, то <text:s/>приложение снова его юзает, ручной перезапуск не нужен</text:span></text:p>
      <text:p text:style-name="P5"><text:span text:style-name="T2">- узкие места в работе приложения - приложение с гугло-аккаунтами. Когда оно крашится, то вся работа останавливается, т.к. нельзя прочитать из почты коды подтверждения инстаграма. А крашится оно с завидной регулярностью. Когда было 7 проксей то крашилось чаще, с 4 проксями – реже. Если задумаем регаться через 100 проксей сразу, то приложение с гугло-акками для чтение кодов надо дорабатывать\улучшать, чтобы оно не крашилось от такой нагрузки</text:span></text:p>
      <text:p text:style-name="P5">- <text:span text:style-name="T3">в выходные добавил 4 новые прокси (0,63$ на каждую, по 100мб трафика, на 1 мес), 3 старые, похоже, отвались (connection time out ):</text:span></text:p>
      <text:p text:style-name="P5"><text:s text:c="8"/>http://node-ru-104.astroproxy.com:10643/api/changeIP?apiToken=1fb142e5c6b18088;</text:p>
      <text:p text:style-name="P5"><text:soft-page-break/><text:s text:c="8"/>http://node-ru-89.astroproxy.com:11743/api/changeIP?apiToken=1fb142e5c6b18088;</text:p>
      <text:p text:style-name="P5"><text:s text:c="8"/>http://node-ru-89.astroproxy.com:11737/api/changeIP?apiToken=1fb142e5c6b18088;</text:p>
      <text:p text:style-name="P1"><text:span text:style-name="T16"><text:s text:c="8"/></text:span><text:a xlink:type="simple" xlink:href="http://node-ru-16.astroproxy.com:10677/api/changeIP?apiToken=1fb142e5c6b18088" text:style-name="Internet_20_link" text:visited-style-name="Visited_20_Internet_20_Link"><text:span text:style-name="T16">http://node-ru-16.astroproxy.com:10677/api/changeIP?apiToken=1fb142e5c6b18088</text:span></text:a><text:span text:style-name="T16">;</text:span></text:p>
      <text:p text:style-name="P6">инста отреагировала вяло, <text:span text:style-name="T8">пока</text:span> создалось 2<text:span text:style-name="T8">4</text:span> акка за выходные. <text:span text:style-name="T9">Посмотрим, сколько ещё родится за эту ночь.</text:span></text:p>
      <text:p text:style-name="P6">- <text:span text:style-name="T8">из 100 мб на каждую новую проксю израсходовал уже 10-12мб</text:span></text:p>
      <text:p text:style-name="P6">- <text:span text:style-name="T8">ниже перечислены </text:span>основные ответы инсты <text:span text:style-name="T8">(200) </text:span>последнего этапа регистрации, в т.ч. и на новые прокси:</text:p>
      <text:p text:style-name="P6"><text:span text:style-name="T7">-The IP address you are using has been flagged as an open proxy</text:span></text:p>
      <text:p text:style-name="P6"><text:span text:style-name="T7">-Too many accounts are using *******@gmail.com.", "code": "email_sharing_limit"</text:span></text:p>
      <text:p text:style-name="P6"><text:span text:style-name="T7">-checkpoint_required","checkpoint_url</text:span></text:p>
      <text:p text:style-name="P6"><text:span text:style-name="T7"/></text:p>
      <text:p text:style-name="P2"><text:span text:style-name="T17">- </text:span><text:span text:style-name="T18">Ещё есть идеи, как улучшить и оптимизировать то, что уже работает (в части лимитов, очередности обработки </text:span><text:span text:style-name="T19">ящиков ограниченных лимитами</text:span><text:span text:style-name="T18">, автоматического подключения новых ящиков гугла</text:span><text:span text:style-name="T20">, управление сервисов через RESTful API</text:span><text:span text:style-name="T18">), но без доработки почтового сервиса, это сильно не повысит производительность и скорость наращивания новых аков инсты.</text:span></text:p>
      <text:p text:style-name="P2"><text:span text:style-name="T18"/></text:p>
      <text:p text:style-name="P7">Пока все.<text:bookmark-end text:name="__DdeLink__15_4202504751"/><text:bookmark-end text:name="__DdeLink__18_420250475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1T19:58:21.526055683</meta:creation-date>
    <dc:date>2021-04-11T21:15:46.944704860</dc:date>
    <meta:editing-duration>PT41M58S</meta:editing-duration>
    <meta:editing-cycles>12</meta:editing-cycles>
    <meta:generator>LibreOffice/6.1.5.2$Linux_X86_64 LibreOffice_project/10$Build-2</meta:generator>
    <meta:document-statistic meta:table-count="0" meta:image-count="0" meta:object-count="0" meta:page-count="2" meta:paragraph-count="40" meta:word-count="472" meta:character-count="3911" meta:non-whitespace-character-count="3291"/>
  </office:meta>
</office:document-meta>
</file>